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anchor</text:p>
          </table:table-cell>
        </table:table-row>
        <table:table-row table:style-name="ro1">
          <table:table-cell table:formula="of:=[.A1]+1" office:value-type="float" office:value="1">
            <text:p>1</text:p>
          </table:table-cell>
          <table:table-cell office:value-type="string">
            <text:p>pivot frame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right spool chain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left spool chain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generator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steering chain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crank chain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generator chain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anchored frame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flywheel chain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flywheel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steering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generic chain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text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string">
            <text:p>crank line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crank spools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string">
            <text:p>right kite line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string">
            <text:p>right spool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left kite line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string">
            <text:p>left spool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/>
        </table:table-row>
        <table:table-row table:style-name="ro1">
          <table:table-cell table:formula="of:=[.A25]+1" office:value-type="float" office:value="25">
            <text:p>25</text:p>
          </table:table-cell>
          <table:table-cell/>
        </table:table-row>
        <table:table-row table:style-name="ro1">
          <table:table-cell table:formula="of:=[.A26]+1" office:value-type="float" office:value="26">
            <text:p>2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02/21/2010</text:date>, <text:time>22:3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emy </meta:initial-creator>
    <meta:creation-date>2010-02-18T02:15:49</meta:creation-date>
    <dc:date>2010-02-20T18:00:19</dc:date>
    <dc:creator>jeremy </dc:creator>
    <meta:editing-duration>PT00H23M36S</meta:editing-duration>
    <meta:editing-cycles>2</meta:editing-cycles>
    <meta:generator>OpenOffice.org/3.1$Linux OpenOffice.org_project/310m19$Build-9420</meta:generator>
    <meta:document-statistic meta:table-count="3" meta:cell-count="47" meta:object-count="0"/>
  </office:meta>
</office:document-meta>
</file>